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ext-properties fo:font-weight="None" fo:font-style="None" fo:font-family="Times New Roman" fo:font-size="9"/>
    </style:style>
    <style:style style:family="table-cell" style:name="ce2" style:display-name="ce2">
      <style:text-properties fo:font-weight="None" fo:font-style="None" fo:font-family="Times New Roman" fo:font-size="10"/>
    </style:style>
    <style:style style:family="table-cell" style:name="ce3" style:display-name="ce3">
      <style:text-properties fo:font-weight="None" fo:font-style="None" fo:font-family="Times New Roman" fo:font-size="9"/>
    </style:style>
    <style:style style:family="table-cell" style:name="ce4" style:display-name="ce4">
      <style:text-properties fo:font-weight="None" fo:font-style="None" fo:font-family="Times New Roman" fo:font-size="9"/>
      <style:table-cell-properties style:vertical-align="middle"/>
      <style:paragraph-properties style:vertical-align="middle"/>
    </style:style>
    <style:style style:family="table-cell" style:name="ce5" style:display-name="ce5">
      <style:text-properties fo:font-weight="None" fo:font-style="None" fo:font-family="Times New Roman" fo:font-size="9"/>
    </style:style>
    <style:style style:family="table-cell" style:name="ce6" style:display-name="ce6">
      <style:text-properties fo:font-weight="bold" fo:font-style="None" fo:font-family="Times New Roman" fo:font-size="9"/>
      <style:table-cell-properties style:vertical-align="middle"/>
      <style:paragraph-properties style:vertical-align="middle"/>
    </style:style>
    <style:style style:family="table-cell" style:name="ce8" style:display-name="ce8">
      <style:text-properties fo:font-weight="None" fo:font-style="None" fo:font-family="Times New Roman" fo:font-size="9"/>
      <style:table-cell-properties style:vertical-align="middle"/>
      <style:paragraph-properties style:vertical-align="middle"/>
    </style:style>
    <style:style style:family="table-cell" style:name="ce9" style:display-name="ce9">
      <style:text-properties fo:font-weight="None" fo:font-style="None" fo:font-family="Times New Roman" fo:font-size="9"/>
      <style:table-cell-properties fo:border-left="0.31pt solid #3c3c3c" fo:border-bottom="0.31pt solid #3c3c3c" fo:border-right="0.31pt solid #3c3c3c" style:vertical-align="middle" fo:border-top="0.31pt solid #3c3c3c"/>
      <style:paragraph-properties style:vertical-align="middle" fo:text-align="center"/>
    </style:style>
    <style:style style:family="table-cell" style:name="ce15" style:display-name="ce15">
      <style:text-properties fo:font-weight="None" fo:font-style="None" fo:font-family="Times New Roman" fo:font-size="9"/>
      <style:table-cell-properties style:vertical-align="middle"/>
      <style:paragraph-properties style:vertical-align="middle" fo:text-align="center"/>
    </style:style>
    <style:style style:family="table-cell" style:name="ce16" style:display-name="ce16">
      <style:text-properties fo:font-weight="None" fo:font-style="None" fo:font-family="Times New Roman" fo:font-size="10"/>
      <style:table-cell-properties style:vertical-align="middle"/>
      <style:paragraph-properties style:vertical-align="middle" fo:text-align="center"/>
    </style:style>
    <style:style style:family="table-cell" style:name="ce17" style:display-name="ce17">
      <style:text-properties fo:font-weight="None" fo:font-style="None" fo:font-family="Times New Roman" fo:font-size="9"/>
      <style:paragraph-properties fo:text-align="center"/>
    </style:style>
    <style:style style:family="table-cell" style:name="ce18" style:display-name="ce18">
      <style:text-properties fo:font-weight="None" fo:font-style="None" fo:font-family="Times New Roman" fo:font-size="10"/>
      <style:paragraph-properties fo:text-align="center"/>
    </style:style>
    <style:style style:family="table-cell" style:name="ce19" style:display-name="ce19">
      <style:text-properties fo:font-weight="None" fo:font-style="None" fo:font-family="Times New Roman" fo:font-size="9"/>
      <style:table-cell-properties style:vertical-align="middle"/>
      <style:paragraph-properties style:vertical-align="middle" fo:text-align="start"/>
    </style:style>
    <style:style style:family="table-cell" style:name="ce20" style:display-name="ce20">
      <style:text-properties fo:font-weight="None" fo:font-style="None" fo:font-family="Times New Roman" fo:font-size="9"/>
      <style:table-cell-properties style:vertical-align="middle"/>
      <style:paragraph-properties style:vertical-align="middle"/>
    </style:style>
    <style:style style:family="table-column" style:name="7673e4c7fa676c4b74f0eb5580fa9062" style:display-name="7673e4c7fa676c4b74f0eb5580fa9062">
      <style:table-column-properties fo:break-before="auto" style:column-width="155.82"/>
    </style:style>
    <style:style style:family="table-column" style:name="9737a428cfb215f2fd49acc02621338c" style:display-name="9737a428cfb215f2fd49acc02621338c">
      <style:table-column-properties fo:break-before="auto" style:column-width="155.82"/>
    </style:style>
    <style:style style:family="table-row" style:name="0f77fb8364c286584a6f097d61efe5ff" style:display-name="0f77fb8364c286584a6f097d61efe5ff">
      <style:table-row-properties fo:break-before="auto" style:row-height="445.9"/>
    </style:style>
    <style:style style:family="table-row" style:name="7e90e1658531a586acc4f09eb7130105" style:display-name="7e90e1658531a586acc4f09eb7130105">
      <style:table-row-properties fo:break-before="auto" style:row-height="441.0"/>
    </style:style>
    <style:style style:family="table-row" style:name="d22619b52dab4ae048eea5fc403a856e" style:display-name="d22619b52dab4ae048eea5fc403a856e">
      <style:table-row-properties fo:break-before="auto" style:row-height="441.0"/>
    </style:style>
    <style:style style:family="table-row" style:name="b32f014387aea487737bee4ad3ac4c97" style:display-name="b32f014387aea487737bee4ad3ac4c97">
      <style:table-row-properties fo:break-before="auto" style:row-height="441.0"/>
    </style:style>
    <style:style style:family="table-row" style:name="949fa3f3ce86f98a5bac82ee8a98b290" style:display-name="949fa3f3ce86f98a5bac82ee8a98b290">
      <style:table-row-properties fo:break-before="auto" style:row-height="442.96"/>
    </style:style>
    <style:style style:family="table-row" style:name="609f91b57d87097bc604fac38434543a" style:display-name="609f91b57d87097bc604fac38434543a">
      <style:table-row-properties fo:break-before="auto" style:row-height="442.96"/>
    </style:style>
    <style:style style:family="table-row" style:name="587b2b396e57337801ebff7bdaab4a2e" style:display-name="587b2b396e57337801ebff7bdaab4a2e">
      <style:table-row-properties fo:break-before="auto" style:row-height="442.96"/>
    </style:style>
    <style:style style:family="table-row" style:name="d8bee9aa756101790422856a0ba08806" style:display-name="d8bee9aa756101790422856a0ba08806">
      <style:table-row-properties fo:break-before="auto" style:row-height="442.96"/>
    </style:style>
    <style:style style:family="table-row" style:name="0f3c86c6e9e80d9da66ba405d6c0ee20" style:display-name="0f3c86c6e9e80d9da66ba405d6c0ee20">
      <style:table-row-properties fo:break-before="auto" style:row-height="442.96"/>
    </style:style>
    <style:style style:family="table-row" style:name="ad62da0da7a88c56761fb35e4c9f7994" style:display-name="ad62da0da7a88c56761fb35e4c9f7994">
      <style:table-row-properties fo:break-before="auto" style:row-height="442.96"/>
    </style:style>
    <style:style style:family="table-row" style:name="773c2731eed4bb430c85cdcff27ab6e1" style:display-name="773c2731eed4bb430c85cdcff27ab6e1">
      <style:table-row-properties fo:break-before="auto" style:row-height="442.96"/>
    </style:style>
    <style:style style:family="table-row" style:name="5b0a924b9c68e7ea99822d0de6f37ada" style:display-name="5b0a924b9c68e7ea99822d0de6f37ada">
      <style:table-row-properties fo:break-before="auto" style:row-height="442.96"/>
    </style:style>
    <style:style style:family="table-row" style:name="f282c4ea1c59f3742aaf00fa56f64924" style:display-name="f282c4ea1c59f3742aaf00fa56f64924">
      <style:table-row-properties fo:break-before="auto" style:row-height="442.96"/>
    </style:style>
    <style:style style:family="table-row" style:name="92a4a991db806d0802fc1fdf332e596f" style:display-name="92a4a991db806d0802fc1fdf332e596f">
      <style:table-row-properties fo:break-before="auto" style:row-height="442.96"/>
    </style:style>
    <style:style style:family="table-row" style:name="bfb16c09b2d30933b1f0c8c891ebec72" style:display-name="bfb16c09b2d30933b1f0c8c891ebec72">
      <style:table-row-properties fo:break-before="auto" style:row-height="442.96"/>
    </style:style>
    <style:style style:family="table-row" style:name="84b798a7a276d4b9d47146665ebcf7d4" style:display-name="84b798a7a276d4b9d47146665ebcf7d4">
      <style:table-row-properties fo:break-before="auto" style:row-height="442.96"/>
    </style:style>
    <style:style style:family="table-row" style:name="cca1984d9d60a9914db1ed8a426e3bcc" style:display-name="cca1984d9d60a9914db1ed8a426e3bcc">
      <style:table-row-properties fo:break-before="auto" style:row-height="442.96"/>
    </style:style>
    <style:style style:family="table-row" style:name="0e42501128b54a684a8a6301983e9954" style:display-name="0e42501128b54a684a8a6301983e9954">
      <style:table-row-properties fo:break-before="auto" style:row-height="442.96"/>
    </style:style>
    <style:style style:family="table-row" style:name="fd70395c08ed6e3c6a2e763b62aec2a4" style:display-name="fd70395c08ed6e3c6a2e763b62aec2a4">
      <style:table-row-properties fo:break-before="auto" style:row-height="442.96"/>
    </style:style>
    <style:style style:family="table-row" style:name="4c39b77c76a5e27d3e5c6d1f9e2a6e18" style:display-name="4c39b77c76a5e27d3e5c6d1f9e2a6e18">
      <style:table-row-properties fo:break-before="auto" style:row-height="442.96"/>
    </style:style>
    <style:style style:family="table-row" style:name="b52777359d8ddbdf7d64b99fbf294db3" style:display-name="b52777359d8ddbdf7d64b99fbf294db3">
      <style:table-row-properties fo:break-before="auto" style:row-height="442.96"/>
    </style:style>
    <style:style style:family="table-row" style:name="756dd98522428159df88f9bc2e976704" style:display-name="756dd98522428159df88f9bc2e976704">
      <style:table-row-properties fo:break-before="auto" style:row-height="442.96"/>
    </style:style>
    <style:style style:family="table-row" style:name="0a1433d309f0c379fafc5cefb15bfe7e" style:display-name="0a1433d309f0c379fafc5cefb15bfe7e">
      <style:table-row-properties fo:break-before="auto" style:row-height="442.96"/>
    </style:style>
    <style:style style:family="table-row" style:name="147e6874cd1e2efc36a31926f6c24291" style:display-name="147e6874cd1e2efc36a31926f6c24291">
      <style:table-row-properties fo:break-before="auto" style:row-height="442.96"/>
    </style:style>
    <style:style style:family="table-row" style:name="9e76c7134f6e38b2b8eeb1a9c02a0839" style:display-name="9e76c7134f6e38b2b8eeb1a9c02a0839">
      <style:table-row-properties fo:break-before="auto" style:row-height="442.96"/>
    </style:style>
    <style:style style:family="table-row" style:name="4c1cbe904347496d2c0e19841664322d" style:display-name="4c1cbe904347496d2c0e19841664322d">
      <style:table-row-properties fo:break-before="auto" style:row-height="442.96"/>
    </style:style>
    <style:style style:family="table-row" style:name="99fcfd8ea6455a7b723bacaa35ddfa8c" style:display-name="99fcfd8ea6455a7b723bacaa35ddfa8c">
      <style:table-row-properties fo:break-before="auto" style:row-height="442.96"/>
    </style:style>
    <style:style style:family="table-row" style:name="198e10489c78768cc4d227529121ce36" style:display-name="198e10489c78768cc4d227529121ce36">
      <style:table-row-properties fo:break-before="auto" style:row-height="442.96"/>
    </style:style>
    <style:style style:family="table-row" style:name="a4703045343ec9ce36a187047d0748ac" style:display-name="a4703045343ec9ce36a187047d0748ac">
      <style:table-row-properties fo:break-before="auto" style:row-height="442.96"/>
    </style:style>
    <style:style style:family="table-row" style:name="d22fc79c68fa90a5c81b23fe4c4cf026" style:display-name="d22fc79c68fa90a5c81b23fe4c4cf026">
      <style:table-row-properties fo:break-before="auto" style:row-height="442.96"/>
    </style:style>
    <style:style style:family="table-row" style:name="70ce4220d78f1a621b32b59b601576b6" style:display-name="70ce4220d78f1a621b32b59b601576b6">
      <style:table-row-properties fo:break-before="auto" style:row-height="442.96"/>
    </style:style>
    <style:style style:family="table-row" style:name="4dbf5e8a5a83ad52e34c80f7b324601a" style:display-name="4dbf5e8a5a83ad52e34c80f7b324601a">
      <style:table-row-properties fo:break-before="auto" style:row-height="442.96"/>
    </style:style>
    <style:style style:family="table-row" style:name="40e314927894b3aa0790e1777b04b95a" style:display-name="40e314927894b3aa0790e1777b04b95a">
      <style:table-row-properties fo:break-before="auto" style:row-height="442.96"/>
    </style:style>
    <style:style style:family="table-row" style:name="01d885b64b0e720dee34bb5953252b39" style:display-name="01d885b64b0e720dee34bb5953252b39">
      <style:table-row-properties fo:break-before="auto" style:row-height="442.96"/>
    </style:style>
    <style:style style:family="table-row" style:name="efddde61b44d11cfd74fab9eb10e5968" style:display-name="efddde61b44d11cfd74fab9eb10e5968">
      <style:table-row-properties fo:break-before="auto" style:row-height="442.96"/>
    </style:style>
    <style:style style:family="table-row" style:name="fc74c007c3a4b3e3a898f5349042ce3c" style:display-name="fc74c007c3a4b3e3a898f5349042ce3c">
      <style:table-row-properties fo:break-before="auto" style:row-height="442.96"/>
    </style:style>
    <style:style style:family="table-row" style:name="aa18079a56f08df69f3ca987a043c68b" style:display-name="aa18079a56f08df69f3ca987a043c68b">
      <style:table-row-properties fo:break-before="auto" style:row-height="442.96"/>
    </style:style>
    <style:style style:family="table-row" style:name="1d6f58b10b5f3aa79e5c1fe447232d0e" style:display-name="1d6f58b10b5f3aa79e5c1fe447232d0e">
      <style:table-row-properties fo:break-before="auto" style:row-height="442.96"/>
    </style:style>
    <style:style style:family="table-row" style:name="cd5801d53dfebca817b25ae94dcbb37f" style:display-name="cd5801d53dfebca817b25ae94dcbb37f">
      <style:table-row-properties fo:break-before="auto" style:row-height="442.96"/>
    </style:style>
    <style:style style:family="table-row" style:name="00d9ce5c07a57c1eb35813e3116d59eb" style:display-name="00d9ce5c07a57c1eb35813e3116d59eb">
      <style:table-row-properties fo:break-before="auto" style:row-height="442.96"/>
    </style:style>
    <style:style style:family="table-row" style:name="1dcc34d433482563fbed1ecf8869f5a3" style:display-name="1dcc34d433482563fbed1ecf8869f5a3">
      <style:table-row-properties fo:break-before="auto" style:row-height="442.96"/>
    </style:style>
    <style:style style:family="table-row" style:name="755d1ebf943d15c99528bd8f409c0d68" style:display-name="755d1ebf943d15c99528bd8f409c0d68">
      <style:table-row-properties fo:break-before="auto" style:row-height="442.96"/>
    </style:style>
    <style:style style:family="table-row" style:name="402128d2fb39207f180db99396cf2fca" style:display-name="402128d2fb39207f180db99396cf2fca">
      <style:table-row-properties fo:break-before="auto" style:row-height="442.96"/>
    </style:style>
    <style:style style:family="table-row" style:name="713a60d9e7a4d0008b9d3fee0e055d02" style:display-name="713a60d9e7a4d0008b9d3fee0e055d02">
      <style:table-row-properties fo:break-before="auto" style:row-height="442.96"/>
    </style:style>
    <style:style style:family="table-row" style:name="fa0cbcef8de79bea378da020623c9607" style:display-name="fa0cbcef8de79bea378da020623c9607">
      <style:table-row-properties fo:break-before="auto" style:row-height="442.96"/>
    </style:style>
    <style:style style:family="table-row" style:name="adb2d9a232bc1e21bfed6faca9499a38" style:display-name="adb2d9a232bc1e21bfed6faca9499a38">
      <style:table-row-properties fo:break-before="auto" style:row-height="442.96"/>
    </style:style>
    <style:style style:family="table-row" style:name="446c2c4e25ce1801ea4419598650c5cb" style:display-name="446c2c4e25ce1801ea4419598650c5cb">
      <style:table-row-properties fo:break-before="auto" style:row-height="442.96"/>
    </style:style>
    <style:style style:family="table-row" style:name="44af68d7df83030166284b86ba06a5e9" style:display-name="44af68d7df83030166284b86ba06a5e9">
      <style:table-row-properties fo:break-before="auto" style:row-height="442.96"/>
    </style:style>
    <style:style style:family="table-row" style:name="90d85d45fe95bfc18fa9a28634d54b75" style:display-name="90d85d45fe95bfc18fa9a28634d54b75">
      <style:table-row-properties fo:break-before="auto" style:row-height="442.96"/>
    </style:style>
    <style:style style:family="table-row" style:name="6e001d99460ec33b9d0fde715624f37b" style:display-name="6e001d99460ec33b9d0fde715624f37b">
      <style:table-row-properties fo:break-before="auto" style:row-height="442.96"/>
    </style:style>
    <style:style style:family="table-row" style:name="d2250a85a65b3970fc365eb6fadffb42" style:display-name="d2250a85a65b3970fc365eb6fadffb42">
      <style:table-row-properties fo:break-before="auto" style:row-height="442.96"/>
    </style:style>
    <style:style style:family="table-row" style:name="686af37e1347f089896a565cf65cbc51" style:display-name="686af37e1347f089896a565cf65cbc51">
      <style:table-row-properties fo:break-before="auto" style:row-height="442.96"/>
    </style:style>
    <style:style style:family="table-row" style:name="b925ff693a6ec042d5532ab8bd357988" style:display-name="b925ff693a6ec042d5532ab8bd357988">
      <style:table-row-properties fo:break-before="auto" style:row-height="442.96"/>
    </style:style>
    <style:style style:family="table-row" style:name="c0468fd3a7e17be4b87e49f47ea49b10" style:display-name="c0468fd3a7e17be4b87e49f47ea49b10">
      <style:table-row-properties fo:break-before="auto" style:row-height="442.96"/>
    </style:style>
  </office:automatic-styles>
  <office:body>
    <office:spreadsheet>
      <table:table table:name="стр1">
        <table:table-column table:style-name="7673e4c7fa676c4b74f0eb5580fa9062" table:number-columns-repeated="257" table:default-cell-style-name="ce2"/>
        <table:table-column table:style-name="9737a428cfb215f2fd49acc02621338c" table:number-columns-repeated="767" table:default-cell-style-name="None"/>
        <table:table-row table:style-name="0f77fb8364c286584a6f097d61efe5ff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number-rows-spanned="2" table:style-name="ce6" table:number-columns-spanned="3" office:value="None" office:value-type="string">
            <text:p><text:span text:style-name="ce6">В.</text:span></text:p>
          </table:table-cell>
          <table:covered-table-cell table:style-name="ce4" table:number-columns-repeated="2"/>
          <table:table-cell table:number-rows-spanned="2" table:style-name="ce8" table:number-columns-spanned="17" office:value="None" office:value-type="string">
            <text:p><text:span text:style-name="ce8">Всего отпуск на</text:span></text:p>
          </table:table-cell>
          <table:covered-table-cell table:style-name="ce6" table:number-columns-repeated="16"/>
          <table:table-cell table:style-name="ce1" office:value="None" office:value-type="string"/>
          <table:table-cell table:style-name="ce1" office:value="None" office:value-type="string"/>
          <table:table-cell table:number-rows-spanned="2" table:style-name="ce9" table:number-columns-spanned="30" office:value="None" office:value-type="string">
            <text:p><text:span text:style-name="ce9">123456</text:span></text:p>
          </table:table-cell>
          <table:covered-table-cell table:style-name="ce1" table:number-columns-repeated="29"/>
          <table:table-cell table:style-name="ce15" office:value="None" office:value-type="string"/>
          <table:table-cell table:style-name="ce1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number-rows-spanned="2" table:style-name="ce19" table:number-columns-spanned="15" office:value="None" office:value-type="string">
            <text:p><text:span text:style-name="ce19">календарных</text:span></text:p>
          </table:table-cell>
          <table:covered-table-cell table:style-name="ce17" table:number-columns-repeated="14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number-rows-spanned="2" table:style-name="ce20" table:number-columns-spanned="6" office:value="None" office:value-type="string">
            <text:p><text:span text:style-name="ce20">дней</text:span></text:p>
          </table:table-cell>
          <table:covered-table-cell table:style-name="ce17" table:number-columns-repeated="5"/>
          <table:table-cell table:style-name="ce1" office:value="None" office:value-type="string"/>
        </table:table-row>
        <table:table-row table:style-name="7e90e1658531a586acc4f09eb713010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covered-table-cell table:style-name="ce4" table:number-columns-repeated="18"/>
          <table:table-cell office:value="None" office:value-type="string"/>
          <table:table-cell office:value="None" office:value-type="string"/>
          <table:covered-table-cell table:style-name="ce4" table:number-columns-repeated="29"/>
          <table:table-cell table:style-name="ce16" office:value="None" office:value-type="string"/>
          <table:table-cell office:value="None" office:value-type="string"/>
          <table:table-cell table:style-name="ce18" office:value="None" office:value-type="string"/>
          <table:table-cell table:style-name="ce18" office:value="None" office:value-type="string"/>
          <table:covered-table-cell table:style-name="ce18" table:number-columns-repeated="14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covered-table-cell table:style-name="ce17" table:number-columns-repeated="5"/>
          <table:table-cell office:value="None" office:value-type="string"/>
        </table:table-row>
        <table:table-row table:style-name="d22619b52dab4ae048eea5fc403a856e"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3" office:value="None" office:value-type="string"/>
        </table:table-row>
        <table:table-row table:style-name="b32f014387aea487737bee4ad3ac4c97">
          <table:table-cell office:value="None" office:value-type="string"/>
        </table:table-row>
        <table:table-row table:style-name="949fa3f3ce86f98a5bac82ee8a98b290">
          <table:table-cell office:value="None" office:value-type="string"/>
        </table:table-row>
        <table:table-row table:style-name="609f91b57d87097bc604fac38434543a">
          <table:table-cell office:value="None" office:value-type="string"/>
        </table:table-row>
        <table:table-row table:style-name="587b2b396e57337801ebff7bdaab4a2e">
          <table:table-cell office:value="None" office:value-type="string"/>
        </table:table-row>
        <table:table-row table:style-name="d8bee9aa756101790422856a0ba08806">
          <table:table-cell office:value="None" office:value-type="string"/>
        </table:table-row>
        <table:table-row table:style-name="0f3c86c6e9e80d9da66ba405d6c0ee20">
          <table:table-cell office:value="None" office:value-type="string"/>
        </table:table-row>
        <table:table-row table:style-name="ad62da0da7a88c56761fb35e4c9f7994">
          <table:table-cell office:value="None" office:value-type="string"/>
        </table:table-row>
        <table:table-row table:style-name="773c2731eed4bb430c85cdcff27ab6e1">
          <table:table-cell office:value="None" office:value-type="string"/>
        </table:table-row>
        <table:table-row table:style-name="5b0a924b9c68e7ea99822d0de6f37ada">
          <table:table-cell office:value="None" office:value-type="string"/>
        </table:table-row>
        <table:table-row table:style-name="f282c4ea1c59f3742aaf00fa56f64924">
          <table:table-cell office:value="None" office:value-type="string"/>
        </table:table-row>
        <table:table-row table:style-name="92a4a991db806d0802fc1fdf332e596f">
          <table:table-cell office:value="None" office:value-type="string"/>
        </table:table-row>
        <table:table-row table:style-name="bfb16c09b2d30933b1f0c8c891ebec72">
          <table:table-cell office:value="None" office:value-type="string"/>
        </table:table-row>
        <table:table-row table:style-name="84b798a7a276d4b9d47146665ebcf7d4">
          <table:table-cell office:value="None" office:value-type="string"/>
        </table:table-row>
        <table:table-row table:style-name="cca1984d9d60a9914db1ed8a426e3bcc">
          <table:table-cell office:value="None" office:value-type="string"/>
        </table:table-row>
        <table:table-row table:style-name="0e42501128b54a684a8a6301983e9954">
          <table:table-cell office:value="None" office:value-type="string"/>
        </table:table-row>
        <table:table-row table:style-name="fd70395c08ed6e3c6a2e763b62aec2a4">
          <table:table-cell office:value="None" office:value-type="string"/>
        </table:table-row>
        <table:table-row table:style-name="4c39b77c76a5e27d3e5c6d1f9e2a6e18">
          <table:table-cell office:value="None" office:value-type="string"/>
        </table:table-row>
        <table:table-row table:style-name="b52777359d8ddbdf7d64b99fbf294db3">
          <table:table-cell office:value="None" office:value-type="string"/>
        </table:table-row>
        <table:table-row table:style-name="756dd98522428159df88f9bc2e976704">
          <table:table-cell office:value="None" office:value-type="string"/>
        </table:table-row>
        <table:table-row table:style-name="0a1433d309f0c379fafc5cefb15bfe7e">
          <table:table-cell office:value="None" office:value-type="string"/>
        </table:table-row>
        <table:table-row table:style-name="147e6874cd1e2efc36a31926f6c24291">
          <table:table-cell office:value="None" office:value-type="string"/>
        </table:table-row>
        <table:table-row table:style-name="9e76c7134f6e38b2b8eeb1a9c02a0839">
          <table:table-cell office:value="None" office:value-type="string"/>
        </table:table-row>
        <table:table-row table:style-name="4c1cbe904347496d2c0e19841664322d">
          <table:table-cell office:value="None" office:value-type="string"/>
        </table:table-row>
        <table:table-row table:style-name="99fcfd8ea6455a7b723bacaa35ddfa8c">
          <table:table-cell office:value="None" office:value-type="string"/>
        </table:table-row>
        <table:table-row table:style-name="198e10489c78768cc4d227529121ce36">
          <table:table-cell office:value="None" office:value-type="string"/>
        </table:table-row>
        <table:table-row table:style-name="a4703045343ec9ce36a187047d0748ac">
          <table:table-cell office:value="None" office:value-type="string"/>
        </table:table-row>
        <table:table-row table:style-name="d22fc79c68fa90a5c81b23fe4c4cf026">
          <table:table-cell office:value="None" office:value-type="string"/>
        </table:table-row>
        <table:table-row table:style-name="70ce4220d78f1a621b32b59b601576b6">
          <table:table-cell office:value="None" office:value-type="string"/>
        </table:table-row>
        <table:table-row table:style-name="4dbf5e8a5a83ad52e34c80f7b324601a">
          <table:table-cell office:value="None" office:value-type="string"/>
        </table:table-row>
        <table:table-row table:style-name="40e314927894b3aa0790e1777b04b95a">
          <table:table-cell office:value="None" office:value-type="string"/>
        </table:table-row>
        <table:table-row table:style-name="01d885b64b0e720dee34bb5953252b39">
          <table:table-cell office:value="None" office:value-type="string"/>
        </table:table-row>
        <table:table-row table:style-name="efddde61b44d11cfd74fab9eb10e5968">
          <table:table-cell office:value="None" office:value-type="string"/>
        </table:table-row>
        <table:table-row table:style-name="fc74c007c3a4b3e3a898f5349042ce3c">
          <table:table-cell office:value="None" office:value-type="string"/>
        </table:table-row>
        <table:table-row table:style-name="aa18079a56f08df69f3ca987a043c68b">
          <table:table-cell office:value="None" office:value-type="string"/>
        </table:table-row>
        <table:table-row table:style-name="1d6f58b10b5f3aa79e5c1fe447232d0e">
          <table:table-cell office:value="None" office:value-type="string"/>
        </table:table-row>
        <table:table-row table:style-name="cd5801d53dfebca817b25ae94dcbb37f">
          <table:table-cell office:value="None" office:value-type="string"/>
        </table:table-row>
        <table:table-row table:style-name="00d9ce5c07a57c1eb35813e3116d59eb">
          <table:table-cell office:value="None" office:value-type="string"/>
        </table:table-row>
        <table:table-row table:style-name="1dcc34d433482563fbed1ecf8869f5a3">
          <table:table-cell office:value="None" office:value-type="string"/>
        </table:table-row>
        <table:table-row table:style-name="755d1ebf943d15c99528bd8f409c0d68">
          <table:table-cell office:value="None" office:value-type="string"/>
        </table:table-row>
        <table:table-row table:style-name="402128d2fb39207f180db99396cf2fca">
          <table:table-cell office:value="None" office:value-type="string"/>
        </table:table-row>
        <table:table-row table:style-name="713a60d9e7a4d0008b9d3fee0e055d02">
          <table:table-cell office:value="None" office:value-type="string"/>
        </table:table-row>
        <table:table-row table:style-name="fa0cbcef8de79bea378da020623c9607">
          <table:table-cell office:value="None" office:value-type="string"/>
        </table:table-row>
        <table:table-row table:style-name="adb2d9a232bc1e21bfed6faca9499a38">
          <table:table-cell office:value="None" office:value-type="string"/>
        </table:table-row>
        <table:table-row table:style-name="446c2c4e25ce1801ea4419598650c5cb">
          <table:table-cell office:value="None" office:value-type="string"/>
        </table:table-row>
        <table:table-row table:style-name="44af68d7df83030166284b86ba06a5e9">
          <table:table-cell office:value="None" office:value-type="string"/>
        </table:table-row>
        <table:table-row table:style-name="90d85d45fe95bfc18fa9a28634d54b75">
          <table:table-cell office:value="None" office:value-type="string"/>
        </table:table-row>
        <table:table-row table:style-name="6e001d99460ec33b9d0fde715624f37b">
          <table:table-cell office:value="None" office:value-type="string"/>
        </table:table-row>
        <table:table-row table:style-name="d2250a85a65b3970fc365eb6fadffb42">
          <table:table-cell office:value="None" office:value-type="string"/>
        </table:table-row>
        <table:table-row table:style-name="686af37e1347f089896a565cf65cbc51">
          <table:table-cell office:value="None" office:value-type="string"/>
        </table:table-row>
        <table:table-row table:style-name="b925ff693a6ec042d5532ab8bd357988">
          <table:table-cell office:value="None" office:value-type="string"/>
        </table:table-row>
        <table:table-row table:style-name="c0468fd3a7e17be4b87e49f47ea49b10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